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7" style:family="graphic" style:parent-style-name="standard">
      <style:graphic-properties draw:stroke="dash" draw:stroke-dash="Fine_20_Dashed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3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7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9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4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09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4.333cm" svg:y1="3.598cm" svg:x2="4.333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9" draw:layer="layout" svg:width="1.032cm" svg:height="0.39cm" svg:x="3.518cm" svg:y="4.233cm">
          <draw:text-box>
            <text:p text:style-name="P2"><text:span text:style-name="T4">GLX</text:span></text:p>
          </draw:text-box>
        </draw:frame>
        <draw:frame draw:style-name="gr14" draw:text-style-name="P10" draw:layer="layout" svg:width="1.27cm" svg:height="0.77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5" draw:text-style-name="P11" draw:layer="layout" svg:width="0.853cm" svg:height="0.77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6" draw:text-style-name="P12" draw:layer="layout" svg:width="1.331cm" svg:height="0.39cm" svg:x="0.723cm" svg:y="7.018cm">
          <draw:text-box>
            <text:p text:style-name="P2"><text:span text:style-name="T6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3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21" draw:text-style-name="P1" draw:layer="layout" svg:width="4.362cm" svg:height="0.635cm" svg:x="10.9cm" svg:y="2.945cm">
            <text:p/>
          </draw:rect>
          <draw:frame draw:style-name="gr20" draw:text-style-name="P13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2" draw:layer="layout" svg:width="0.637cm" svg:height="0.954cm" svg:x="12.686cm" svg:y="3.279cm">
          <draw:text-box>
            <text:p text:style-name="P2">...</text:p>
          </draw:text-box>
        </draw:frame>
        <draw:line draw:style-name="gr23" draw:text-style-name="P1" draw:layer="layout" svg:x1="7.408cm" svg:y1="6.12cm" svg:x2="10.9cm" svg:y2="6.12cm">
          <text:p/>
        </draw:line>
        <draw:frame draw:style-name="gr24" draw:text-style-name="P10" draw:layer="layout" svg:width="3.058cm" svg:height="0.77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5" draw:text-style-name="P1" draw:layer="layout" svg:x1="10.9cm" svg:y1="6.638cm" svg:x2="7.408cm" svg:y2="6.638cm">
          <text:p/>
        </draw:line>
        <draw:frame draw:style-name="gr26" draw:text-style-name="P14" draw:layer="layout" svg:width="3.033cm" svg:height="1.168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custom protocol</text:span></text:p>
          </draw:text-box>
        </draw:frame>
        <draw:line draw:style-name="gr27" draw:text-style-name="P1" draw:layer="layout" svg:x1="7.408cm" svg:y1="6.138cm" svg:x2="10.882cm" svg:y2="4.834cm">
          <text:p/>
        </draw:line>
        <draw:line draw:style-name="gr27" draw:text-style-name="P1" draw:layer="layout" svg:x1="7.408cm" svg:y1="6.138cm" svg:x2="10.9cm" svg:y2="3.28cm">
          <text:p/>
        </draw:line>
        <draw:line draw:style-name="gr28" draw:text-style-name="P1" draw:layer="layout" svg:x1="2.128cm" svg:y1="3.598cm" svg:x2="2.128cm" svg:y2="8.678cm">
          <text:p/>
        </draw:line>
        <draw:line draw:style-name="gr29" draw:text-style-name="P1" draw:layer="layout" svg:x1="2.545cm" svg:y1="3.598cm" svg:x2="2.545cm" svg:y2="8.678cm">
          <text:p/>
        </draw:line>
        <draw:frame draw:style-name="gr30" draw:text-style-name="P15" draw:layer="layout" svg:width="1.407cm" svg:height="0.77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4.041cm" svg:height="0.635cm" svg:x="3.367cm" svg:y="8.043cm">
              <text:p/>
            </draw:rect>
            <draw:frame draw:style-name="gr31" draw:text-style-name="P3" draw:layer="layout" svg:width="3.956cm" svg:height="0.632cm" svg:x="3.452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2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33" draw:text-style-name="P1" draw:layer="layout" svg:x1="5.185cm" svg:y1="3.598cm" svg:x2="5.185cm" svg:y2="5.82cm">
          <text:p/>
        </draw:line>
        <draw:frame draw:style-name="gr34" draw:text-style-name="P16" draw:layer="layout" svg:width="6.864cm" svg:height="1.419cm" svg:x="1.105cm" svg:y="9.942cm">
          <draw:text-box>
            <text:p text:style-name="P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34" draw:text-style-name="P17" draw:layer="layout" svg:width="1.551cm" svg:height="0.475cm" svg:x="8.497cm" svg:y="11.378cm">
          <draw:text-box>
            <text:p text:style-name="P4"><text:span text:style-name="T12">Network</text:span></text:p>
          </draw:text-box>
        </draw:frame>
        <draw:frame draw:style-name="gr13" draw:text-style-name="P15" draw:layer="layout" svg:width="1.93cm" svg:height="0.39cm" draw:transform="rotate (-1.57079632679579) translate (5.649cm 3.708cm)">
          <draw:text-box>
            <text:p text:style-name="P2"><text:span text:style-name="T9">X11 Image</text:span></text:p>
          </draw:text-box>
        </draw:frame>
        <draw:frame draw:style-name="gr13" draw:text-style-name="P15" draw:layer="layout" svg:width="1.612cm" svg:height="0.39cm" draw:transform="rotate (-1.57079632679579) translate (5.149cm 3.708cm)">
          <draw:text-box>
            <text:p text:style-name="P2"><text:span text:style-name="T9">Transport</text:span></text:p>
          </draw:text-box>
        </draw:frame>
        <draw:line draw:style-name="gr29" draw:text-style-name="P1" draw:layer="layout" svg:x1="3.581cm" svg:y1="3.28cm" svg:x2="2.964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19T20:36:15.51</dc:date>
    <meta:editing-cycles>27</meta:editing-cycles>
    <meta:editing-duration>PT02H59M39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